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corderEntry.setOutputPrintStream( PrintStream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corderEntry.messageLogged( BuildEvent 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corderEntry.openFile( boolean app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rderEntry.taskFinish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corderEntry.targetStart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corderEntry.taskStart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rderEntry.flus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corderEntry.clean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corderEntry.reopen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rderEntry.targetFinish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corderEntry.subBuildFinished( Build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corderEntry.buildStart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rderEntry.setRecordState( Boolean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corderEntry.setErrorPrintStream( PrintStream er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rderEntry.formatTime( long milli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corderEntry.RecorderEntr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corderEntry.setProject( Project pro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corderEntry.setMessageOutputLevel( int lev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corderEntry.setEmacsMode( boolean emacs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rderEntry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rderEntry.subBuildStart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corderEntry.buildFinished( BuildEvent 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corderEntry.openFileImpl( boolean appe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corderEntry.log( String mesg , int lev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corderEntry.closeFi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